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text-underline-style="solid" style:text-underline-color="font-color"/>
    </style:style>
    <style:style style:name="T28_2" style:family="text">
      <style:text-properties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>
      <style:text-properties fo:font-style="italic" style:font-style-asian="italic" style:font-style-complex="italic"/>
    </style:style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>
      <style:text-properties fo:font-style="italic" style:font-style-asian="italic" style:font-style-complex="italic"/>
    </style:style>
    <style:style style:name="T51_20" style:family="text">
      <style:text-properties fo:font-style="italic" style:font-style-asian="italic" style:font-style-complex="italic"/>
    </style:style>
    <style:style style:name="T51_21" style:family="text">
      <style:text-properties fo:font-style="italic" style:font-style-asian="italic" style:font-style-complex="italic"/>
    </style:style>
    <style:style style:name="T51_22" style:family="text">
      <style:text-properties fo:font-style="italic" style:font-style-asian="italic" style:font-style-complex="italic"/>
    </style:style>
    <style:style style:name="T51_23" style:family="text">
      <style:text-properties fo:font-style="italic" style:font-style-asian="italic" style:font-style-complex="italic"/>
    </style:style>
    <style:style style:name="T51_24" style:family="text">
      <style:text-properties fo:font-style="italic" style:font-style-asian="italic" style:font-style-complex="italic"/>
    </style:style>
    <style:style style:name="T51_25" style:family="text">
      <style:text-properties fo:font-style="italic" style:font-style-asian="italic" style:font-style-complex="italic"/>
    </style:style>
    <style:style style:name="T51_26" style:family="text">
      <style:text-properties fo:font-style="italic" style:font-style-asian="italic" style:font-style-complex="italic"/>
    </style:style>
    <style:style style:name="T51_27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lgoritmie</text:span><text:span text:style-name="T1_2"><text:s/></text:span><text:span text:style-name="T1_3">Distribuée</text:span><text:span text:style-name="T1_4"><text:s/>-<text:s/></text:span><text:span text:style-name="T1_5">DM</text:span></text:p>
      <text:p text:style-name="P2"/>
      <text:p text:style-name="P3"><text:span text:style-name="T3_1">Question</text:span><text:span text:style-name="T3_2"><text:s/>1<text:s/>:<text:s/></text:span></text:p>
      <text:p text:style-name="P4"/>
      <text:p text:style-name="P5"><text:span text:style-name="T5_1">Implémentation</text:span><text:span text:style-name="T5_2"><text:s/></text:span><text:span text:style-name="T5_3">de</text:span><text:span text:style-name="T5_4"><text:s/></text:span><text:span text:style-name="T5_5">l</text:span><text:span text:style-name="T5_6">’</text:span><text:span text:style-name="T5_7">algorithme</text:span><text:span text:style-name="T5_8"><text:s/>:<text:s/></text:span><text:span text:style-name="T5_9">voire</text:span><text:span text:style-name="T5_10"><text:s/></text:span><text:span text:style-name="T5_11">les</text:span><text:span text:style-name="T5_12"><text:s/></text:span><text:span text:style-name="T5_13">classes</text:span><text:span text:style-name="T5_14"><text:s/></text:span><text:span text:style-name="T5_15">AskMessage</text:span><text:span text:style-name="T5_16">.</text:span><text:span text:style-name="T5_17">java</text:span><text:span text:style-name="T5_18">,<text:s/></text:span><text:span text:style-name="T5_19">ReplyMessage</text:span><text:span text:style-name="T5_20">.</text:span><text:span text:style-name="T5_21">java</text:span><text:span text:style-name="T5_22">,<text:s/></text:span><text:span text:style-name="T5_23">AllNode</text:span><text:span text:style-name="T5_24">.</text:span><text:span text:style-name="T5_25">java</text:span></text:p>
      <text:p text:style-name="P6"/>
      <text:p text:style-name="P7"><text:span text:style-name="T7_1">Question</text:span><text:span text:style-name="T7_2"><text:s/>2:</text:span></text:p>
      <text:p text:style-name="P8"/>
      <text:p text:style-name="P9"><text:span text:style-name="T9_1">Soit</text:span><text:span text:style-name="T9_2"><text:s/></text:span><text:span text:style-name="T9_3">Pmax</text:span><text:span text:style-name="T9_4"><text:s/></text:span><text:span text:style-name="T9_5">le</text:span><text:span text:style-name="T9_6"><text:s/></text:span><text:span text:style-name="T9_7">noeud</text:span><text:span text:style-name="T9_8"><text:s/></text:span><text:span text:style-name="T9_9">d</text:span><text:span text:style-name="T9_10">’</text:span><text:span text:style-name="T9_11">identifiant</text:span><text:span text:style-name="T9_12"><text:s/></text:span><text:span text:style-name="T9_13">max</text:span><text:span text:style-name="T9_14">.</text:span></text:p>
      <text:p text:style-name="P10"><text:span text:style-name="T10_1">Cet</text:span><text:span text:style-name="T10_2"><text:s/></text:span><text:span text:style-name="T10_3">algorithme</text:span><text:span text:style-name="T10_4"><text:s/></text:span><text:span text:style-name="T10_5">à</text:span><text:span text:style-name="T10_6"><text:s/></text:span><text:span text:style-name="T10_7">plusieurs</text:span><text:span text:style-name="T10_8"><text:s/></text:span><text:span text:style-name="T10_9">traits</text:span><text:span text:style-name="T10_10"><text:s/></text:span><text:span text:style-name="T10_11">de</text:span><text:span text:style-name="T10_12"><text:s/></text:span><text:span text:style-name="T10_13">similitude</text:span><text:span text:style-name="T10_14"><text:s/></text:span><text:span text:style-name="T10_15">à</text:span><text:span text:style-name="T10_16"><text:s/></text:span><text:span text:style-name="T10_17">celui</text:span><text:span text:style-name="T10_18"><text:s/></text:span><text:span text:style-name="T10_19">du</text:span><text:span text:style-name="T10_20"><text:s/></text:span><text:span text:style-name="T10_21">Leader</text:span><text:span text:style-name="T10_22"><text:s/></text:span><text:span text:style-name="T10_23">optimisé</text:span><text:span text:style-name="T10_24"><text:s/></text:span><text:span text:style-name="T10_25">vu</text:span><text:span text:style-name="T10_26"><text:s/></text:span><text:span text:style-name="T10_27">en</text:span><text:span text:style-name="T10_28"><text:s/></text:span><text:span text:style-name="T10_29">cours</text:span><text:span text:style-name="T10_30">.<text:s/></text:span><text:span text:style-name="T10_31">Il</text:span><text:span text:style-name="T10_32"><text:s/></text:span><text:span text:style-name="T10_33">consiste</text:span><text:span text:style-name="T10_34"><text:s/></text:span><text:span text:style-name="T10_35">à</text:span><text:span text:style-name="T10_36"><text:s/></text:span><text:span text:style-name="T10_37">élire</text:span><text:span text:style-name="T10_38"><text:s/></text:span><text:span text:style-name="T10_39">un</text:span><text:span text:style-name="T10_40"><text:s/></text:span><text:span text:style-name="T10_41">noeud</text:span><text:span text:style-name="T10_42"><text:s/></text:span><text:span text:style-name="T10_43">d</text:span><text:span text:style-name="T10_44">'</text:span><text:span text:style-name="T10_45">identifiant</text:span><text:span text:style-name="T10_46"><text:s/></text:span><text:span text:style-name="T10_47">le</text:span><text:span text:style-name="T10_48"><text:s/></text:span><text:span text:style-name="T10_49">plus</text:span><text:span text:style-name="T10_50"><text:s/></text:span><text:span text:style-name="T10_51">grand</text:span><text:span text:style-name="T10_52">.</text:span></text:p>
      <text:p text:style-name="P11"><text:span text:style-name="T11_1">Similarités</text:span><text:span text:style-name="T11_2"><text:s/>:<text:s/></text:span></text:p>
      <text:list text:style-name="LS1" xml:id="list0">
        <text:list-item>
          <text:p text:style-name="P12"><text:span text:style-name="T12_1">Les</text:span><text:span text:style-name="T12_2"><text:s/></text:span><text:span text:style-name="T12_3">hypothèses</text:span><text:span text:style-name="T12_4"><text:s/></text:span><text:span text:style-name="T12_5">restent</text:span><text:span text:style-name="T12_6"><text:s/></text:span><text:span text:style-name="T12_7">les</text:span><text:span text:style-name="T12_8"><text:s/></text:span><text:span text:style-name="T12_9">mêmes</text:span><text:span text:style-name="T12_10"><text:s/>(</text:span><text:span text:style-name="T12_11">id</text:span><text:span text:style-name="T12_12"><text:s/></text:span><text:span text:style-name="T12_13">unique</text:span><text:span text:style-name="T12_14">,<text:s/></text:span><text:span text:style-name="T12_15">pas</text:span><text:span text:style-name="T12_16"><text:s/></text:span><text:span text:style-name="T12_17">de</text:span><text:span text:style-name="T12_18"><text:s/></text:span><text:span text:style-name="T12_19">perte</text:span><text:span text:style-name="T12_20"><text:s/></text:span><text:span text:style-name="T12_21">de</text:span><text:span text:style-name="T12_22"><text:s/></text:span><text:span text:style-name="T12_23">message</text:span><text:span text:style-name="T12_24">,<text:s/>…)</text:span></text:p>
        </text:list-item>
        <text:list-item>
          <text:p text:style-name="P13"><text:span text:style-name="T13_1">Les</text:span><text:span text:style-name="T13_2"><text:s/></text:span><text:span text:style-name="T13_3">messages</text:span><text:span text:style-name="T13_4"><text:s/></text:span><text:span text:style-name="T13_5">sont</text:span><text:span text:style-name="T13_6"><text:s/></text:span><text:span text:style-name="T13_7">filtrés</text:span><text:span text:style-name="T13_8"><text:s/></text:span><text:span text:style-name="T13_9">par</text:span><text:span text:style-name="T13_10"><text:s/></text:span><text:span text:style-name="T13_11">le</text:span><text:span text:style-name="T13_12"><text:s/></text:span><text:span text:style-name="T13_13">noeud</text:span><text:span text:style-name="T13_14"><text:s/></text:span><text:span text:style-name="T13_15">élit</text:span><text:span text:style-name="T13_16"><text:s/>(</text:span><text:span text:style-name="T13_17">ici</text:span><text:span text:style-name="T13_18"><text:s/></text:span><text:span text:style-name="T13_19">Pmax</text:span><text:span text:style-name="T13_20">)</text:span></text:p>
        </text:list-item>
        <text:list-item>
          <text:p text:style-name="P14"><text:span text:style-name="T14_1">Un</text:span><text:span text:style-name="T14_2"><text:s/></text:span><text:span text:style-name="T14_3">noeud</text:span><text:span text:style-name="T14_4"><text:s/></text:span><text:span text:style-name="T14_5">s</text:span><text:span text:style-name="T14_6">’</text:span><text:span text:style-name="T14_7">auto</text:span><text:span text:style-name="T14_8"><text:s/></text:span><text:span text:style-name="T14_9">élit</text:span><text:span text:style-name="T14_10"><text:s/></text:span><text:span text:style-name="T14_11">dès</text:span><text:span text:style-name="T14_12"><text:s/></text:span><text:span text:style-name="T14_13">la</text:span><text:span text:style-name="T14_14"><text:s/></text:span><text:span text:style-name="T14_15">réception</text:span><text:span text:style-name="T14_16"><text:s/></text:span><text:span text:style-name="T14_17">de</text:span><text:span text:style-name="T14_18"><text:s/></text:span><text:span text:style-name="T14_19">son</text:span><text:span text:style-name="T14_20"><text:s/></text:span><text:span text:style-name="T14_21">propre</text:span><text:span text:style-name="T14_22"><text:s/></text:span><text:span text:style-name="T14_23">message</text:span><text:span text:style-name="T14_24"><text:s/>(</text:span><text:span text:style-name="T14_25">ici</text:span><text:span text:style-name="T14_26"><text:s/></text:span><text:span text:style-name="T14_27">d</text:span><text:span text:style-name="T14_28">’</text:span><text:span text:style-name="T14_29">au</text:span><text:span text:style-name="T14_30"><text:s/></text:span><text:span text:style-name="T14_31">moins</text:span><text:span text:style-name="T14_32"><text:s/></text:span><text:span text:style-name="T14_33">un</text:span><text:span text:style-name="T14_34"><text:s/></text:span><text:span text:style-name="T14_35">des</text:span><text:span text:style-name="T14_36"><text:s/></text:span><text:span text:style-name="T14_37">deux</text:span><text:span text:style-name="T14_38"><text:s/></text:span><text:span text:style-name="T14_39">messages</text:span><text:span text:style-name="T14_40"><text:s/></text:span><text:span text:style-name="T14_41">émis</text:span><text:span text:style-name="T14_42"><text:s/></text:span><text:span text:style-name="T14_43">sur</text:span><text:span text:style-name="T14_44"><text:s/></text:span><text:span text:style-name="T14_45">les</text:span><text:span text:style-name="T14_46"><text:s/></text:span><text:span text:style-name="T14_47">deux</text:span><text:span text:style-name="T14_48"><text:s/></text:span><text:span text:style-name="T14_49">côtés</text:span><text:span text:style-name="T14_50"><text:s/></text:span><text:span text:style-name="T14_51">G</text:span><text:span text:style-name="T14_52"><text:s/></text:span><text:span text:style-name="T14_53">et</text:span><text:span text:style-name="T14_54"><text:s/></text:span><text:span text:style-name="T14_55">D</text:span><text:span text:style-name="T14_56">).<text:s/></text:span></text:p>
        </text:list-item>
      </text:list>
      <text:p text:style-name="P15"><text:span text:style-name="T15_1">De</text:span><text:span text:style-name="T15_2"><text:s/></text:span><text:span text:style-name="T15_3">là</text:span><text:span text:style-name="T15_4"><text:s/></text:span><text:span text:style-name="T15_5">découle</text:span><text:span text:style-name="T15_6"><text:s/></text:span><text:span text:style-name="T15_7">la</text:span><text:span text:style-name="T15_8"><text:s/></text:span><text:span text:style-name="T15_9">propriété</text:span><text:span text:style-name="T15_10"><text:s/></text:span><text:span text:style-name="T15_11">de</text:span><text:span text:style-name="T15_12"><text:s/></text:span><text:span text:style-name="T15_13">sûreté</text:span><text:span text:style-name="T15_14"><text:s/></text:span><text:span text:style-name="T15_15">qui</text:span><text:span text:style-name="T15_16"><text:s/></text:span><text:span text:style-name="T15_17">dit</text:span><text:span text:style-name="T15_18"><text:s/></text:span><text:span text:style-name="T15_19">qu</text:span><text:span text:style-name="T15_20">’</text:span><text:span text:style-name="T15_21">au</text:span><text:span text:style-name="T15_22"><text:s/></text:span><text:span text:style-name="T15_23">plus</text:span><text:span text:style-name="T15_24"><text:s/></text:span><text:span text:style-name="T15_25">un</text:span><text:span text:style-name="T15_26"><text:s/></text:span><text:span text:style-name="T15_27">noeud</text:span><text:span text:style-name="T15_28"><text:s/>(</text:span><text:span text:style-name="T15_29">ici</text:span><text:span text:style-name="T15_30"><text:s/></text:span><text:span text:style-name="T15_31">Pmax</text:span><text:span text:style-name="T15_32">)<text:s/></text:span><text:span text:style-name="T15_33">sera</text:span><text:span text:style-name="T15_34"><text:s/></text:span><text:span text:style-name="T15_35">élu</text:span><text:span text:style-name="T15_36"><text:s/>(</text:span><text:span text:style-name="T15_37">recevra</text:span><text:span text:style-name="T15_38"><text:s/></text:span><text:span text:style-name="T15_39">son</text:span><text:span text:style-name="T15_40"><text:s/></text:span><text:span text:style-name="T15_41">propre</text:span><text:span text:style-name="T15_42"><text:s/></text:span><text:span text:style-name="T15_43">message</text:span><text:span text:style-name="T15_44">)<text:s/></text:span><text:span text:style-name="T15_45">car</text:span><text:span text:style-name="T15_46"><text:s/>:<text:s/></text:span></text:p>
      <text:list text:style-name="LS2" xml:id="list3">
        <text:list-item>
          <text:p text:style-name="P16"><text:span text:style-name="T16_1">les</text:span><text:span text:style-name="T16_2"><text:s/></text:span><text:span text:style-name="T16_3">id</text:span><text:span text:style-name="T16_4"><text:s/></text:span><text:span text:style-name="T16_5">sont</text:span><text:span text:style-name="T16_6"><text:s/></text:span><text:span text:style-name="T16_7">uniques</text:span><text:span text:style-name="T16_8"><text:s/>(</text:span><text:span text:style-name="T16_9">sinon</text:span><text:span text:style-name="T16_10"><text:s/></text:span><text:span text:style-name="T16_11">deux</text:span><text:span text:style-name="T16_12"><text:s/></text:span><text:span text:style-name="T16_13">noeuds</text:span><text:span text:style-name="T16_14"><text:s/></text:span><text:span text:style-name="T16_15">candidats</text:span><text:span text:style-name="T16_16"><text:s/></text:span><text:span text:style-name="T16_17">de</text:span><text:span text:style-name="T16_18"><text:s/></text:span><text:span text:style-name="T16_19">même</text:span><text:span text:style-name="T16_20"><text:s/></text:span><text:span text:style-name="T16_21">id</text:span><text:span text:style-name="T16_22"><text:s/></text:span><text:span text:style-name="T16_23">seraient</text:span><text:span text:style-name="T16_24"><text:s/></text:span><text:span text:style-name="T16_25">tous</text:span><text:span text:style-name="T16_26"><text:s/></text:span><text:span text:style-name="T16_27">deux</text:span><text:span text:style-name="T16_28"><text:s/></text:span><text:span text:style-name="T16_29">élu</text:span><text:span text:style-name="T16_30">)</text:span></text:p>
        </text:list-item>
        <text:list-item>
          <text:p text:style-name="P17"><text:span text:style-name="T17_1">l</text:span><text:span text:style-name="T17_2">’</text:span><text:span text:style-name="T17_3">ensemble</text:span><text:span text:style-name="T17_4"><text:s/></text:span><text:span text:style-name="T17_5">des</text:span><text:span text:style-name="T17_6"><text:s/></text:span><text:span text:style-name="T17_7">identifiants</text:span><text:span text:style-name="T17_8"><text:s/></text:span><text:span text:style-name="T17_9">ont</text:span><text:span text:style-name="T17_10"><text:s/></text:span><text:span text:style-name="T17_11">une</text:span><text:span text:style-name="T17_12"><text:s/></text:span><text:span text:style-name="T17_13">relation</text:span><text:span text:style-name="T17_14"><text:s/></text:span><text:span text:style-name="T17_15">d</text:span><text:span text:style-name="T17_16">’</text:span><text:span text:style-name="T17_17">ordre</text:span><text:span text:style-name="T17_18"><text:s/></text:span><text:span text:style-name="T17_19">total</text:span><text:span text:style-name="T17_20"><text:s/>(</text:span><text:span text:style-name="T17_21">pour</text:span><text:span text:style-name="T17_22"><text:s/></text:span><text:span text:style-name="T17_23">déterminer</text:span><text:span text:style-name="T17_24"><text:s/></text:span><text:span text:style-name="T17_25">le</text:span><text:span text:style-name="T17_26"><text:s/></text:span><text:span text:style-name="T17_27">max</text:span><text:span text:style-name="T17_28">)</text:span></text:p>
        </text:list-item>
        <text:list-item>
          <text:p text:style-name="P18"><draw:frame svg:x="0cm" svg:y="0cm" svg:width="3.069cm" svg:height="0.67cm" draw:style-name="FR1" text:anchor-type="as-char" draw:z-index="0"><draw:image xlink:href="Pictures/image1.png" xlink:type="simple" xlink:show="embed" xlink:actuate="onLoad"/></draw:frame><text:span text:style-name="T18_1"><text:s/></text:span><text:span text:style-name="T18_2">il</text:span><text:span text:style-name="T18_3"><text:s/></text:span><text:span text:style-name="T18_4">sera</text:span><text:span text:style-name="T18_5"><text:s/></text:span><text:span text:style-name="T18_6">au</text:span><text:span text:style-name="T18_7"><text:s/></text:span><text:span text:style-name="T18_8">pire</text:span><text:span text:style-name="T18_9"><text:s/></text:span><text:span text:style-name="T18_10">éliminer</text:span><text:span text:style-name="T18_11"><text:s/></text:span><text:span text:style-name="T18_12">par</text:span><text:span text:style-name="T18_13"><text:s/></text:span><text:span text:style-name="T18_14">Pmax</text:span><text:span text:style-name="T18_15"><text:s/></text:span></text:p>
        </text:list-item>
      </text:list>
      <text:p text:style-name="P19"/>
      <text:p text:style-name="P20"><text:span text:style-name="T20_1"><text:tab/></text:span><text:span text:style-name="T20_2">La</text:span><text:span text:style-name="T20_3"><text:s/></text:span><text:span text:style-name="T20_4">propriété</text:span><text:span text:style-name="T20_5"><text:s/></text:span><text:span text:style-name="T20_6">de</text:span><text:span text:style-name="T20_7"><text:s/></text:span><text:span text:style-name="T20_8">vivacité</text:span><text:span text:style-name="T20_9"><text:s/></text:span><text:span text:style-name="T20_10">qui</text:span><text:span text:style-name="T20_11"><text:s/></text:span><text:span text:style-name="T20_12">dit</text:span><text:span text:style-name="T20_13"><text:s/></text:span><text:span text:style-name="T20_14">qu</text:span><text:span text:style-name="T20_15">’</text:span><text:span text:style-name="T20_16">au</text:span><text:span text:style-name="T20_17"><text:s/></text:span><text:span text:style-name="T20_18">moins</text:span><text:span text:style-name="T20_19"><text:s/></text:span><text:span text:style-name="T20_20">un</text:span><text:span text:style-name="T20_21"><text:s/></text:span><text:span text:style-name="T20_22">noeud</text:span><text:span text:style-name="T20_23"><text:s/></text:span><text:span text:style-name="T20_24">est</text:span><text:span text:style-name="T20_25"><text:s/></text:span><text:span text:style-name="T20_26">elu</text:span><text:span text:style-name="T20_27"><text:s/>:</text:span></text:p>
      <text:list text:style-name="LS3" xml:id="list6">
        <text:list-item>
          <text:p text:style-name="P21"><text:span text:style-name="T21_1">Tous</text:span><text:span text:style-name="T21_2"><text:s/></text:span><text:span text:style-name="T21_3">les</text:span><text:span text:style-name="T21_4"><text:s/></text:span><text:span text:style-name="T21_5">initiateurs</text:span><text:span text:style-name="T21_6"><text:s/></text:span><text:span text:style-name="T21_7">envoient</text:span><text:span text:style-name="T21_8"><text:s/></text:span><text:span text:style-name="T21_9">leur</text:span><text:span text:style-name="T21_10"><text:s/></text:span><text:span text:style-name="T21_11">id</text:span></text:p>
        </text:list-item>
        <text:list-item>
          <text:p text:style-name="P22"><text:span text:style-name="T22_1">Pmax</text:span><text:span text:style-name="T22_2"><text:s/></text:span><text:span text:style-name="T22_3">recevra</text:span><text:span text:style-name="T22_4"><text:s/></text:span><text:span text:style-name="T22_5">son</text:span><text:span text:style-name="T22_6"><text:s/></text:span><text:span text:style-name="T22_7">propre</text:span><text:span text:style-name="T22_8"><text:s/></text:span><text:span text:style-name="T22_9">message</text:span><text:span text:style-name="T22_10"><text:s/></text:span><text:span text:style-name="T22_11">en</text:span><text:span text:style-name="T22_12"><text:s/></text:span><text:span text:style-name="T22_13">temps</text:span><text:span text:style-name="T22_14"><text:s/></text:span><text:span text:style-name="T22_15">fini</text:span></text:p>
        </text:list-item>
      </text:list>
      <text:p text:style-name="P23"><text:span text:style-name="T23_1">Différences</text:span><text:span text:style-name="T23_2"><text:s text:c="2"/>:</text:span></text:p>
      <text:list text:style-name="LS4" xml:id="list8">
        <text:list-item>
          <text:p text:style-name="P24"><text:span text:style-name="T24_1">on</text:span><text:span text:style-name="T24_2"><text:s/></text:span><text:span text:style-name="T24_3">éli</text:span><text:span text:style-name="T24_4"><text:s/></text:span><text:span text:style-name="T24_5">le</text:span><text:span text:style-name="T24_6"><text:s/></text:span><text:span text:style-name="T24_7">noeud</text:span><text:span text:style-name="T24_8"><text:s/></text:span><text:span text:style-name="T24_9">d</text:span><text:span text:style-name="T24_10">’</text:span><text:span text:style-name="T24_11">ID</text:span><text:span text:style-name="T24_12"><text:s/></text:span><text:span text:style-name="T24_13">le</text:span><text:span text:style-name="T24_14"><text:s/></text:span><text:span text:style-name="T24_15">plus</text:span><text:span text:style-name="T24_16"><text:s/></text:span><text:span text:style-name="T24_17">grand</text:span><text:span text:style-name="T24_18"><text:s/></text:span><text:span text:style-name="T24_19">au</text:span><text:span text:style-name="T24_20"><text:s/></text:span><text:span text:style-name="T24_21">lieu</text:span><text:span text:style-name="T24_22"><text:s/></text:span><text:span text:style-name="T24_23">du</text:span><text:span text:style-name="T24_24"><text:s/></text:span><text:span text:style-name="T24_25">plus</text:span><text:span text:style-name="T24_26"><text:s/></text:span><text:span text:style-name="T24_27">petit</text:span></text:p>
        </text:list-item>
        <text:list-item>
          <text:p text:style-name="P25"><text:span text:style-name="T25_1">anneau</text:span><text:span text:style-name="T25_2"><text:s/></text:span><text:span text:style-name="T25_3">bi</text:span><text:span text:style-name="T25_4"><text:s/></text:span><text:span text:style-name="T25_5">directionel</text:span><text:span text:style-name="T25_6"><text:s/></text:span></text:p>
        </text:list-item>
        <text:list-item>
          <text:p text:style-name="P26"><text:span text:style-name="T26_1">tous</text:span><text:span text:style-name="T26_2"><text:s/></text:span><text:span text:style-name="T26_3">les</text:span><text:span text:style-name="T26_4"><text:s/></text:span><text:span text:style-name="T26_5">noeuds</text:span><text:span text:style-name="T26_6"><text:s/></text:span><text:span text:style-name="T26_7">sont</text:span><text:span text:style-name="T26_8"><text:s/></text:span><text:span text:style-name="T26_9">candidats</text:span></text:p>
        </text:list-item>
      </text:list>
      <text:p text:style-name="P27"/>
      <text:p text:style-name="P28"><text:span text:style-name="T28_1">Question</text:span><text:span text:style-name="T28_2"><text:s/>3:</text:span></text:p>
      <text:p text:style-name="P29"/>
      <text:p text:style-name="P30"><text:span text:style-name="T30_1">Évaluons</text:span><text:span text:style-name="T30_2"><text:s/></text:span><text:span text:style-name="T30_3">la</text:span><text:span text:style-name="T30_4"><text:s/></text:span><text:span text:style-name="T30_5">propriété</text:span><text:span text:style-name="T30_6"><text:s/></text:span><text:span text:style-name="T30_7">de</text:span><text:span text:style-name="T30_8"><text:s/></text:span><text:span text:style-name="T30_9">sûreté</text:span><text:span text:style-name="T30_10"><text:s/>:</text:span></text:p>
      <text:p text:style-name="P31"><text:span text:style-name="T31_1">Initialement</text:span><text:span text:style-name="T31_2"><text:s/></text:span><text:span text:style-name="T31_3">tous</text:span><text:span text:style-name="T31_4"><text:s/></text:span><text:span text:style-name="T31_5">les</text:span><text:span text:style-name="T31_6"><text:s/></text:span><text:span text:style-name="T31_7">noeuds</text:span><text:span text:style-name="T31_8"><text:s/></text:span><text:span text:style-name="T31_9">sont</text:span><text:span text:style-name="T31_10"><text:s/></text:span><text:span text:style-name="T31_11">jaune</text:span><text:span text:style-name="T31_12">.</text:span></text:p>
      <text:p text:style-name="P32"><text:span text:style-name="T32_1">Un</text:span><text:span text:style-name="T32_2"><text:s/></text:span><text:span text:style-name="T32_3">noeud</text:span><text:span text:style-name="T32_4"><text:s/></text:span><text:span text:style-name="T32_5">Q</text:span><text:span text:style-name="T32_6"><text:s/></text:span><text:span text:style-name="T32_7">est</text:span><text:span text:style-name="T32_8"><text:s/></text:span><text:span text:style-name="T32_9">rouge</text:span><text:span text:style-name="T32_10"><text:s/></text:span><text:span text:style-name="T32_11">signifie</text:span><text:span text:style-name="T32_12"><text:s/></text:span><text:span text:style-name="T32_13">que</text:span><text:span text:style-name="T32_14"><text:s/></text:span><text:span text:style-name="T32_15">le</text:span><text:span text:style-name="T32_16"><text:s/></text:span><text:span text:style-name="T32_17">programme</text:span><text:span text:style-name="T32_18"><text:s/></text:span><text:span text:style-name="T32_19">traite</text:span><text:span text:style-name="T32_20"><text:s/></text:span><text:span text:style-name="T32_21">un</text:span><text:span text:style-name="T32_22"><text:s/></text:span><text:span text:style-name="T32_23">message</text:span><text:span text:style-name="T32_24"><text:s/></text:span><text:span text:style-name="T32_25">reçu</text:span><text:span text:style-name="T32_26"><text:s/></text:span><text:span text:style-name="T32_27">par</text:span><text:span text:style-name="T32_28"><text:s/></text:span><text:span text:style-name="T32_29">ce</text:span><text:span text:style-name="T32_30"><text:s/></text:span><text:span text:style-name="T32_31">noeud</text:span><text:span text:style-name="T32_32"><text:s/>.<text:s/></text:span><text:span text:style-name="T32_33">Une</text:span><text:span text:style-name="T32_34"><text:s/></text:span><text:span text:style-name="T32_35">sortie</text:span><text:span text:style-name="T32_36"><text:s/></text:span><text:span text:style-name="T32_37">sur</text:span><text:span text:style-name="T32_38"><text:s/></text:span><text:span text:style-name="T32_39">la</text:span><text:span text:style-name="T32_40"><text:s/></text:span><text:span text:style-name="T32_41">console</text:span><text:span text:style-name="T32_42"><text:s/></text:span><text:span text:style-name="T32_43">nous</text:span><text:span text:style-name="T32_44"><text:s/></text:span><text:span text:style-name="T32_45">informe</text:span><text:span text:style-name="T32_46"><text:s/></text:span><text:span text:style-name="T32_47">le</text:span><text:span text:style-name="T32_48"><text:s/></text:span><text:span text:style-name="T32_49">traitement</text:span><text:span text:style-name="T32_50"><text:s/></text:span><text:span text:style-name="T32_51">du</text:span><text:span text:style-name="T32_52"><text:s/></text:span><text:span text:style-name="T32_53">message</text:span><text:span text:style-name="T32_54"><text:s/>:<text:s/></text:span></text:p>
      <text:list text:style-name="LS5" xml:id="list11">
        <text:list-item>
          <text:p text:style-name="P33"><text:span text:style-name="T33_1">un</text:span><text:span text:style-name="T33_2"><text:s/></text:span><text:span text:style-name="T33_3">message</text:span><text:span text:style-name="T33_4"><text:s/></text:span><text:span text:style-name="T33_5">de</text:span><text:span text:style-name="T33_6"><text:s/></text:span><text:span text:style-name="T33_7">type</text:span><text:span text:style-name="T33_8"><text:s/></text:span><text:span text:style-name="T33_9">Reply</text:span><text:span text:style-name="T33_10"><text:s/></text:span><text:span text:style-name="T33_11">est</text:span><text:span text:style-name="T33_12"><text:s/></text:span><text:span text:style-name="T33_13">envoyé</text:span><text:span text:style-name="T33_14"><text:s/></text:span><text:span text:style-name="T33_15">vers</text:span><text:span text:style-name="T33_16"><text:s/></text:span><text:span text:style-name="T33_17">l</text:span><text:span text:style-name="T33_18">'</text:span><text:span text:style-name="T33_19">émetteur</text:span><text:span text:style-name="T33_20"><text:s/></text:span><text:span text:style-name="T33_21">P</text:span><text:span text:style-name="T33_22"><text:s/></text:span><text:span text:style-name="T33_23">du</text:span><text:span text:style-name="T33_24"><text:s/></text:span><text:span text:style-name="T33_25">message</text:span><text:span text:style-name="T33_26"><text:s/></text:span><text:span text:style-name="T33_27">car</text:span><text:span text:style-name="T33_28"><text:s/></text:span><text:span text:style-name="T33_29">msg</text:span><text:span text:style-name="T33_30">(</text:span><text:span text:style-name="T33_31">L</text:span><text:span text:style-name="T33_32">)<text:s/>==<text:s/>0<text:s/></text:span><text:span text:style-name="T33_33">et</text:span><text:span text:style-name="T33_34"><text:s/></text:span><text:span text:style-name="T33_35">que</text:span><text:span text:style-name="T33_36"><text:s/></text:span><text:span text:style-name="T33_37">id</text:span><text:span text:style-name="T33_38">(</text:span><text:span text:style-name="T33_39">P</text:span><text:span text:style-name="T33_40">)<text:s/>&gt;<text:s/></text:span><text:span text:style-name="T33_41">id</text:span><text:span text:style-name="T33_42">(</text:span><text:span text:style-name="T33_43">Q</text:span><text:span text:style-name="T33_44">)</text:span></text:p>
        </text:list-item>
        <text:list-item>
          <text:p text:style-name="P34"><text:span text:style-name="T34_1">le</text:span><text:span text:style-name="T34_2"><text:s/></text:span><text:span text:style-name="T34_3">message</text:span><text:span text:style-name="T34_4"><text:s/></text:span><text:span text:style-name="T34_5">est</text:span><text:span text:style-name="T34_6"><text:s/></text:span><text:span text:style-name="T34_7">relayé</text:span><text:span text:style-name="T34_8"><text:s/></text:span><text:span text:style-name="T34_9">au</text:span><text:span text:style-name="T34_10"><text:s/></text:span><text:span text:style-name="T34_11">noeud</text:span><text:span text:style-name="T34_12"><text:s/></text:span><text:span text:style-name="T34_13">voisin</text:span><text:span text:style-name="T34_14"><text:s/></text:span><text:span text:style-name="T34_15">car</text:span><text:span text:style-name="T34_16"><text:s/></text:span><text:span text:style-name="T34_17">msg</text:span><text:span text:style-name="T34_18">(</text:span><text:span text:style-name="T34_19">L</text:span><text:span text:style-name="T34_20">)<text:s/>&gt;<text:s/>0<text:s/></text:span><text:span text:style-name="T34_21">et</text:span><text:span text:style-name="T34_22"><text:s/></text:span><text:span text:style-name="T34_23">que</text:span><text:span text:style-name="T34_24"><text:s/></text:span><text:span text:style-name="T34_25">id</text:span><text:span text:style-name="T34_26">(</text:span><text:span text:style-name="T34_27">P</text:span><text:span text:style-name="T34_28">)<text:s/>&gt;<text:s/></text:span><text:span text:style-name="T34_29">id</text:span><text:span text:style-name="T34_30">(</text:span><text:span text:style-name="T34_31">Q</text:span><text:span text:style-name="T34_32">)</text:span></text:p>
        </text:list-item>
        <text:list-item>
          <text:p text:style-name="P35"><text:span text:style-name="T35_1">le</text:span><text:span text:style-name="T35_2"><text:s/></text:span><text:span text:style-name="T35_3">message</text:span><text:span text:style-name="T35_4"><text:s/></text:span><text:span text:style-name="T35_5">est</text:span><text:span text:style-name="T35_6"><text:s/></text:span><text:span text:style-name="T35_7">ignoré</text:span><text:span text:style-name="T35_8"><text:s/>(</text:span><text:span text:style-name="T35_9">détruit</text:span><text:span text:style-name="T35_10">)<text:s/></text:span><text:span text:style-name="T35_11">car</text:span><text:span text:style-name="T35_12"><text:s/></text:span><text:span text:style-name="T35_13">id</text:span><text:span text:style-name="T35_14">(</text:span><text:span text:style-name="T35_15">P</text:span><text:span text:style-name="T35_16">)<text:s/>&lt;<text:s/></text:span><text:span text:style-name="T35_17">id</text:span><text:span text:style-name="T35_18">(</text:span><text:span text:style-name="T35_19">Q</text:span><text:span text:style-name="T35_20">)</text:span></text:p>
        </text:list-item>
      </text:list>
      <text:p text:style-name="P36"/>
      <text:p text:style-name="P37"><text:span text:style-name="T37_1">Test</text:span><text:span text:style-name="T37_2"><text:s/>1:<text:s/>(</text:span><text:span text:style-name="T37_3">avec</text:span><text:span text:style-name="T37_4"><text:s/>15<text:s/></text:span><text:span text:style-name="T37_5">noeuds</text:span><text:span text:style-name="T37_6">)</text:span></text:p>
      <text:p text:style-name="P38"><text:span text:style-name="T38_1">On</text:span><text:span text:style-name="T38_2"><text:s/></text:span><text:span text:style-name="T38_3">marque</text:span><text:span text:style-name="T38_4"><text:s/></text:span><text:span text:style-name="T38_5">en</text:span><text:span text:style-name="T38_6"><text:s/></text:span><text:span text:style-name="T38_7">bleu</text:span><text:span text:style-name="T38_8"><text:s/></text:span><text:span text:style-name="T38_9">cyan</text:span><text:span text:style-name="T38_10"><text:s/></text:span><text:span text:style-name="T38_11">tous</text:span><text:span text:style-name="T38_12"><text:s/></text:span><text:span text:style-name="T38_13">les</text:span><text:span text:style-name="T38_14"><text:s/></text:span><text:span text:style-name="T38_15">noeuds</text:span><text:span text:style-name="T38_16"><text:s/></text:span><text:span text:style-name="T38_17">dont</text:span><text:span text:style-name="T38_18"><text:s/></text:span><text:span text:style-name="T38_19">la</text:span><text:span text:style-name="T38_20"><text:s/></text:span><text:span text:style-name="T38_21">variable</text:span><text:span text:style-name="T38_22"><text:s/></text:span><text:span text:style-name="T38_23">résultat</text:span><text:span text:style-name="T38_24"><text:s/></text:span><text:span text:style-name="T38_25">est</text:span><text:span text:style-name="T38_26"><text:s/></text:span><text:span text:style-name="T38_27">affectée</text:span><text:span text:style-name="T38_28"><text:s/></text:span><text:span text:style-name="T38_29">a</text:span><text:span text:style-name="T38_30"><text:s/></text:span><text:span text:style-name="T38_31">vrai</text:span><text:span text:style-name="T38_32">.</text:span></text:p>
      <text:p text:style-name="P39"><text:span text:style-name="T39_1">A</text:span><text:span text:style-name="T39_2"><text:s/></text:span><text:span text:style-name="T39_3">l</text:span><text:span text:style-name="T39_4">’</text:span><text:span text:style-name="T39_5">issue</text:span><text:span text:style-name="T39_6"><text:s/></text:span><text:span text:style-name="T39_7">de</text:span><text:span text:style-name="T39_8"><text:s/></text:span><text:span text:style-name="T39_9">ce</text:span><text:span text:style-name="T39_10"><text:s/></text:span><text:span text:style-name="T39_11">test</text:span><text:span text:style-name="T39_12"><text:s/></text:span><text:span text:style-name="T39_13">on</text:span><text:span text:style-name="T39_14"><text:s/></text:span><text:span text:style-name="T39_15">voit</text:span><text:span text:style-name="T39_16"><text:s/></text:span><text:span text:style-name="T39_17">bien</text:span><text:span text:style-name="T39_18"><text:s/></text:span><text:span text:style-name="T39_19">qu</text:span><text:span text:style-name="T39_20">’</text:span><text:span text:style-name="T39_21">un</text:span><text:span text:style-name="T39_22"><text:s/></text:span><text:span text:style-name="T39_23">seul</text:span><text:span text:style-name="T39_24"><text:s/></text:span><text:span text:style-name="T39_25">noeud</text:span><text:span text:style-name="T39_26"><text:s/></text:span><text:span text:style-name="T39_27">est</text:span><text:span text:style-name="T39_28"><text:s/></text:span><text:span text:style-name="T39_29">en</text:span><text:span text:style-name="T39_30"><text:s/></text:span><text:span text:style-name="T39_31">cyan</text:span><text:span text:style-name="T39_32"><text:s/></text:span><text:span text:style-name="T39_33">est</text:span><text:span text:style-name="T39_34"><text:s/></text:span><text:span text:style-name="T39_35">le</text:span><text:span text:style-name="T39_36"><text:s/></text:span><text:span text:style-name="T39_37">celui</text:span><text:span text:style-name="T39_38"><text:s/></text:span><text:span text:style-name="T39_39">d</text:span><text:span text:style-name="T39_40">’</text:span><text:span text:style-name="T39_41">identifiant</text:span><text:span text:style-name="T39_42"><text:s/></text:span><text:span text:style-name="T39_43">max</text:span><text:span text:style-name="T39_44"><text:s/>(</text:span><text:span text:style-name="T39_45">ici</text:span><text:span text:style-name="T39_46"><text:s/></text:span><text:span text:style-name="T39_47">le</text:span><text:span text:style-name="T39_48"><text:s/></text:span><text:span text:style-name="T39_49">noeud</text:span><text:span text:style-name="T39_50"><text:s/>14)</text:span></text:p>
      <text:p text:style-name="P40"/>
      <text:p text:style-name="P41"><text:span text:style-name="T41_1">Question</text:span><text:span text:style-name="T41_2"><text:s/>4:</text:span></text:p>
      <text:p text:style-name="P42"/>
      <text:list text:style-name="LS6" xml:id="list14">
        <text:list-item>
          <text:p text:style-name="P43"><text:span text:style-name="T43_1"><text:s/></text:span><text:span text:style-name="T43_2">La</text:span><text:span text:style-name="T43_3"><text:s/></text:span><text:span text:style-name="T43_4">variable</text:span><text:span text:style-name="T43_5"><text:s/>“</text:span><text:span text:style-name="T43_6">L</text:span><text:span text:style-name="T43_7">”<text:s/></text:span><text:span text:style-name="T43_8">peut</text:span><text:span text:style-name="T43_9"><text:s/></text:span><text:span text:style-name="T43_10">être</text:span><text:span text:style-name="T43_11"><text:s/></text:span><text:span text:style-name="T43_12">assimiler</text:span><text:span text:style-name="T43_13"><text:s/></text:span><text:span text:style-name="T43_14">à</text:span><text:span text:style-name="T43_15"><text:s/></text:span><text:span text:style-name="T43_16">un</text:span><text:span text:style-name="T43_17"><text:s/></text:span><text:span text:style-name="T43_18">TimeToLive</text:span><text:span text:style-name="T43_19"><text:s/></text:span><text:span text:style-name="T43_20">du</text:span><text:span text:style-name="T43_21"><text:s/></text:span><text:span text:style-name="T43_22">message</text:span><text:span text:style-name="T43_23">,<text:s/></text:span><text:span text:style-name="T43_24">puisque</text:span><text:span text:style-name="T43_25"><text:s/></text:span><text:span text:style-name="T43_26">sa</text:span><text:span text:style-name="T43_27"><text:s/></text:span><text:span text:style-name="T43_28">valeur</text:span><text:span text:style-name="T43_29"><text:s/></text:span><text:span text:style-name="T43_30">est</text:span><text:span text:style-name="T43_31"><text:s/></text:span><text:span text:style-name="T43_32">décrémentée</text:span><text:span text:style-name="T43_33"><text:s/></text:span><text:span text:style-name="T43_34">à</text:span><text:span text:style-name="T43_35"><text:s/></text:span><text:span text:style-name="T43_36">chaque</text:span><text:span text:style-name="T43_37"><text:s/></text:span><text:span text:style-name="T43_38">transition</text:span><text:span text:style-name="T43_39"><text:s/></text:span><text:span text:style-name="T43_40">par</text:span><text:span text:style-name="T43_41"><text:s/></text:span><text:span text:style-name="T43_42">un</text:span><text:span text:style-name="T43_43"><text:s/></text:span><text:span text:style-name="T43_44">noeud</text:span><text:span text:style-name="T43_45">.<text:s/></text:span><text:span text:style-name="T43_46">Elle</text:span><text:span text:style-name="T43_47"><text:s/></text:span><text:span text:style-name="T43_48">croit</text:span><text:span text:style-name="T43_49"><text:s/></text:span><text:span text:style-name="T43_50">de</text:span><text:span text:style-name="T43_51"><text:s/></text:span><text:span text:style-name="T43_52">façon</text:span><text:span text:style-name="T43_53"><text:s/></text:span><text:span text:style-name="T43_54">exponentielle</text:span><text:span text:style-name="T43_55"><text:s/>(</text:span><text:span text:style-name="T43_56">ligne</text:span><text:span text:style-name="T43_57"><text:s/>35<text:s/>:<text:s/></text:span><text:span text:style-name="T43_58">L</text:span><text:span text:style-name="T43_59">&lt;-</text:span><text:span text:style-name="T43_60">L</text:span><text:span text:style-name="T43_61">*2)<text:s/></text:span><text:span text:style-name="T43_62">à</text:span><text:span text:style-name="T43_63"><text:s/></text:span><text:span text:style-name="T43_64">chaque</text:span><text:span text:style-name="T43_65"><text:s/></text:span><text:span text:style-name="T43_66">phase</text:span><text:span text:style-name="T43_67"><text:s/></text:span><text:span text:style-name="T43_68">émission</text:span><text:span text:style-name="T43_69">_</text:span><text:span text:style-name="T43_70">de</text:span><text:span text:style-name="T43_71">_</text:span><text:span text:style-name="T43_72">deux</text:span><text:span text:style-name="T43_73">_</text:span><text:span text:style-name="T43_74">messages</text:span><text:span text:style-name="T43_75">_</text:span><text:span text:style-name="T43_76">ASK</text:span><text:span text:style-name="T43_77"><text:s/>--<text:s/></text:span><text:span text:style-name="T43_78">Attente</text:span><text:span text:style-name="T43_79">_</text:span><text:span text:style-name="T43_80">des</text:span><text:span text:style-name="T43_81">_</text:span><text:span text:style-name="T43_82">acquittements</text:span><text:span text:style-name="T43_83"><text:s/>(</text:span><text:span text:style-name="T43_84">Reply</text:span><text:span text:style-name="T43_85">)<text:line-break/><text:line-break/></text:span><text:span text:style-name="T43_86">La</text:span><text:span text:style-name="T43_87"><text:s/></text:span><text:span text:style-name="T43_88">variable</text:span><text:span text:style-name="T43_89"><text:s/>“</text:span><text:span text:style-name="T43_90">n</text:span><text:span text:style-name="T43_91">”<text:s/></text:span><text:span text:style-name="T43_92">permet</text:span><text:span text:style-name="T43_93"><text:s/></text:span><text:span text:style-name="T43_94">d</text:span><text:span text:style-name="T43_95">’</text:span><text:span text:style-name="T43_96">attendre</text:span><text:span text:style-name="T43_97"><text:s/></text:span><text:span text:style-name="T43_98">la</text:span><text:span text:style-name="T43_99"><text:s/></text:span><text:span text:style-name="T43_100">réception</text:span><text:span text:style-name="T43_101"><text:s/></text:span><text:span text:style-name="T43_102">des</text:span><text:span text:style-name="T43_103"><text:s/></text:span><text:span text:style-name="T43_104">deux</text:span><text:span text:style-name="T43_105"><text:s/></text:span><text:span text:style-name="T43_106">acquittements</text:span><text:span text:style-name="T43_107"><text:s/></text:span><text:span text:style-name="T43_108">des</text:span><text:span text:style-name="T43_109"><text:s/></text:span><text:span text:style-name="T43_110">messages</text:span><text:span text:style-name="T43_111"><text:s/></text:span><text:span text:style-name="T43_112">ASK</text:span><text:span text:style-name="T43_113"><text:s/></text:span><text:span text:style-name="T43_114">envoyés</text:span><text:span text:style-name="T43_115"><text:s/></text:span><text:span text:style-name="T43_116">préalablement</text:span><text:span text:style-name="T43_117">.<text:s/><text:line-break/></text:span></text:p>
        </text:list-item>
        <text:list-item>
          <text:p text:style-name="P44"><text:span text:style-name="T44_1">Un</text:span><text:span text:style-name="T44_2"><text:s/></text:span><text:span text:style-name="T44_3">processus</text:span><text:span text:style-name="T44_4"><text:s/></text:span><text:span text:style-name="T44_5">P</text:span><text:span text:style-name="T44_6"><text:s/></text:span><text:span text:style-name="T44_7">d</text:span><text:span text:style-name="T44_8">'</text:span><text:span text:style-name="T44_9">identifiant</text:span><text:span text:style-name="T44_10"><text:s/></text:span><text:span text:style-name="T44_11">idP</text:span><text:span text:style-name="T44_12"><text:s/></text:span><text:span text:style-name="T44_13">reçoit</text:span><text:span text:style-name="T44_14"><text:s/></text:span><text:span text:style-name="T44_15">ses</text:span><text:span text:style-name="T44_16"><text:s/></text:span><text:span text:style-name="T44_17">deux</text:span><text:span text:style-name="T44_18"><text:s/></text:span><text:span text:style-name="T44_19">acquittements</text:span><text:span text:style-name="T44_20"><text:s/></text:span><text:span text:style-name="T44_21">si</text:span><text:span text:style-name="T44_22"><text:s/></text:span><text:span text:style-name="T44_23">de</text:span><text:span text:style-name="T44_24"><text:s/></text:span><text:span text:style-name="T44_25">gauche</text:span><text:span text:style-name="T44_26"><text:s/></text:span><text:span text:style-name="T44_27">comme</text:span><text:span text:style-name="T44_28"><text:s/></text:span><text:span text:style-name="T44_29">de</text:span><text:span text:style-name="T44_30"><text:s/></text:span><text:span text:style-name="T44_31">droite</text:span><text:span text:style-name="T44_32">,<text:s/></text:span><text:span text:style-name="T44_33">son</text:span><text:span text:style-name="T44_34"><text:s/></text:span><text:span text:style-name="T44_35">identifiant</text:span><text:span text:style-name="T44_36"><text:s/></text:span><text:span text:style-name="T44_37">est</text:span><text:span text:style-name="T44_38"><text:s/></text:span><text:span text:style-name="T44_39">le</text:span><text:span text:style-name="T44_40"><text:s/></text:span><text:span text:style-name="T44_41">plus</text:span><text:span text:style-name="T44_42"><text:s/></text:span><text:span text:style-name="T44_43">grand</text:span><text:span text:style-name="T44_44"><text:s/></text:span><text:span text:style-name="T44_45">sur</text:span><text:span text:style-name="T44_46"><text:s/></text:span><text:span text:style-name="T44_47">un</text:span><text:span text:style-name="T44_48"><text:s/></text:span><text:span text:style-name="T44_49">segment</text:span><text:span text:style-name="T44_50"><text:s/></text:span><text:span text:style-name="T44_51">de</text:span><text:span text:style-name="T44_52"><text:s/></text:span><text:span text:style-name="T44_53">noeuds</text:span><text:span text:style-name="T44_54"><text:s/></text:span><text:span text:style-name="T44_55">de</text:span><text:span text:style-name="T44_56"><text:s/></text:span><text:span text:style-name="T44_57">taille</text:span><text:span text:style-name="T44_58"><text:s/></text:span><text:span text:style-name="T44_59">L</text:span><text:span text:style-name="T44_60">+1.<text:s/><text:line-break/></text:span><text:span text:style-name="T44_61">En</text:span><text:span text:style-name="T44_62"><text:s/></text:span><text:span text:style-name="T44_63">effet</text:span><text:span text:style-name="T44_64">,<text:s/></text:span><text:span text:style-name="T44_65">il</text:span><text:span text:style-name="T44_66"><text:s/></text:span><text:span text:style-name="T44_67">suffirait</text:span><text:span text:style-name="T44_68"><text:s/></text:span><text:span text:style-name="T44_69">qu</text:span><text:span text:style-name="T44_70">’</text:span><text:span text:style-name="T44_71">un</text:span><text:span text:style-name="T44_72"><text:s/></text:span><text:span text:style-name="T44_73">noeud</text:span><text:span text:style-name="T44_74"><text:s/></text:span><text:span text:style-name="T44_75">Q</text:span><text:span text:style-name="T44_76"><text:s/></text:span><text:span text:style-name="T44_77">du</text:span><text:span text:style-name="T44_78"><text:s/></text:span><text:span text:style-name="T44_79">flanc</text:span><text:span text:style-name="T44_80"><text:s/></text:span><text:span text:style-name="T44_81">gauche</text:span><text:span text:style-name="T44_82"><text:s/></text:span><text:span text:style-name="T44_83">ou</text:span><text:span text:style-name="T44_84"><text:s/></text:span><text:span text:style-name="T44_85">droit</text:span><text:span text:style-name="T44_86"><text:s/></text:span><text:span text:style-name="T44_87">de</text:span><text:span text:style-name="T44_88"><text:s/></text:span><text:span text:style-name="T44_89">P</text:span><text:span text:style-name="T44_90"><text:s/></text:span><text:span text:style-name="T44_91">est</text:span><text:span text:style-name="T44_92"><text:s/></text:span><text:span text:style-name="T44_93">un</text:span><text:span text:style-name="T44_94"><text:s/></text:span><text:span text:style-name="T44_95">identifiant</text:span><text:span text:style-name="T44_96"><text:s/></text:span><text:span text:style-name="T44_97">supérieur</text:span><text:span text:style-name="T44_98"><text:s/></text:span><text:span text:style-name="T44_99">à</text:span><text:span text:style-name="T44_100"><text:s/></text:span><text:span text:style-name="T44_101">idP</text:span><text:span text:style-name="T44_102"><text:s/></text:span><text:span text:style-name="T44_103">pour</text:span><text:span text:style-name="T44_104"><text:s/></text:span><text:span text:style-name="T44_105">que</text:span><text:span text:style-name="T44_106"><text:s/></text:span><text:span text:style-name="T44_107">la</text:span><text:span text:style-name="T44_108"><text:s/></text:span><text:span text:style-name="T44_109">variable</text:span><text:span text:style-name="T44_110"><text:s/></text:span><text:span text:style-name="T44_111">résultat</text:span><text:span text:style-name="T44_112"><text:s/></text:span><text:span text:style-name="T44_113">de</text:span><text:span text:style-name="T44_114"><text:s/></text:span><text:span text:style-name="T44_115">Q</text:span><text:span text:style-name="T44_116"><text:s/></text:span><text:span text:style-name="T44_117">passe</text:span><text:span text:style-name="T44_118"><text:s/></text:span><text:span text:style-name="T44_119">à</text:span><text:span text:style-name="T44_120"><text:s/></text:span><text:span text:style-name="T44_121">false</text:span><text:span text:style-name="T44_122">,<text:s/></text:span><text:span text:style-name="T44_123">et</text:span><text:span text:style-name="T44_124"><text:s/></text:span><text:span text:style-name="T44_125">qu</text:span><text:span text:style-name="T44_126">’’</text:span><text:span text:style-name="T44_127">aucun</text:span><text:span text:style-name="T44_128"><text:s/></text:span><text:span text:style-name="T44_129">paquet</text:span><text:span text:style-name="T44_130"><text:s/></text:span><text:span text:style-name="T44_131">Reply</text:span><text:span text:style-name="T44_132"><text:s/></text:span><text:span text:style-name="T44_133">ne</text:span><text:span text:style-name="T44_134"><text:s/></text:span><text:span text:style-name="T44_135">soit</text:span><text:span text:style-name="T44_136"><text:s/></text:span><text:span text:style-name="T44_137">émis</text:span><text:span text:style-name="T44_138"><text:s/></text:span><text:span text:style-name="T44_139">vers</text:span><text:span text:style-name="T44_140"><text:s/></text:span><text:span text:style-name="T44_141">P</text:span><text:span text:style-name="T44_142">.</text:span></text:p>
        </text:list-item>
      </text:list>
      <text:p text:style-name="P45"><text:span text:style-name="T45_1">P</text:span><text:span text:style-name="T45_2"><text:s/></text:span><text:span text:style-name="T45_3">resterait</text:span><text:span text:style-name="T45_4"><text:s/></text:span><text:span text:style-name="T45_5">ainsi</text:span><text:span text:style-name="T45_6"><text:s/></text:span><text:span text:style-name="T45_7">en</text:span><text:span text:style-name="T45_8"><text:s/></text:span><text:span text:style-name="T45_9">attente</text:span><text:span text:style-name="T45_10"><text:s/></text:span><text:span text:style-name="T45_11">d</text:span><text:span text:style-name="T45_12">’</text:span><text:span text:style-name="T45_13">un</text:span><text:span text:style-name="T45_14"><text:s/></text:span><text:span text:style-name="T45_15">acquittement</text:span><text:span text:style-name="T45_16"><text:s/></text:span><text:span text:style-name="T45_17">qui</text:span><text:span text:style-name="T45_18"><text:s/></text:span><text:span text:style-name="T45_19">n</text:span><text:span text:style-name="T45_20">’</text:span><text:span text:style-name="T45_21">aura</text:span><text:span text:style-name="T45_22"><text:s/></text:span><text:span text:style-name="T45_23">jamais</text:span><text:span text:style-name="T45_24"><text:s/></text:span><text:span text:style-name="T45_25">été</text:span><text:span text:style-name="T45_26"><text:s/></text:span><text:span text:style-name="T45_27">émis</text:span><text:span text:style-name="T45_28">.<text:line-break/></text:span></text:p>
      <text:list text:style-name="LS6" xml:id="list16" text:continue-list="list14">
        <text:list-item>
          <text:p text:style-name="P46"><text:span text:style-name="T46_1">Le</text:span><text:span text:style-name="T46_2"><text:s/></text:span><text:span text:style-name="T46_3">programme</text:span><text:span text:style-name="T46_4"><text:s/></text:span><text:span text:style-name="T46_5">termine</text:span><text:span text:style-name="T46_6"><text:s/></text:span><text:span text:style-name="T46_7">pour</text:span><text:span text:style-name="T46_8"><text:s/></text:span><text:span text:style-name="T46_9">une</text:span><text:span text:style-name="T46_10"><text:s/></text:span><text:span text:style-name="T46_11">valeur</text:span><text:span text:style-name="T46_12"><text:s/></text:span><text:span text:style-name="T46_13">de</text:span><text:span text:style-name="T46_14"><text:s/></text:span><text:span text:style-name="T46_15">i</text:span><text:span text:style-name="T46_16"><text:s/></text:span><text:span text:style-name="T46_17">égale</text:span><text:span text:style-name="T46_18"><text:s/></text:span><text:span text:style-name="T46_19">à</text:span><text:span text:style-name="T46_20"><text:s/></text:span><text:span text:style-name="T46_21">log</text:span><text:span text:style-name="T46_22"><text:s/>(</text:span><text:span text:style-name="T46_23">L</text:span><text:span text:style-name="T46_24">).<text:s/></text:span><text:span text:style-name="T46_25">Avec</text:span><text:span text:style-name="T46_26"><text:s/></text:span><text:span text:style-name="T46_27">L</text:span><text:span text:style-name="T46_28"><text:s/>=<text:s/></text:span><text:span text:style-name="T46_29">taille</text:span><text:span text:style-name="T46_30"><text:s/></text:span><text:span text:style-name="T46_31">de</text:span><text:span text:style-name="T46_32"><text:s/></text:span><text:span text:style-name="T46_33">l</text:span><text:span text:style-name="T46_34">’</text:span><text:span text:style-name="T46_35">anneau</text:span><text:span text:style-name="T46_36"><text:s/></text:span><text:span text:style-name="T46_37">arrondi</text:span><text:span text:style-name="T46_38"><text:s/>(</text:span><text:span text:style-name="T46_39">supérieur</text:span><text:span text:style-name="T46_40">)<text:s/></text:span><text:span text:style-name="T46_41">en</text:span><text:span text:style-name="T46_42"><text:s/></text:span><text:span text:style-name="T46_43">une</text:span><text:span text:style-name="T46_44"><text:s/></text:span><text:span text:style-name="T46_45">puissance</text:span><text:span text:style-name="T46_46"><text:s/></text:span><text:span text:style-name="T46_47">de</text:span><text:span text:style-name="T46_48"><text:s/>2.<text:line-break/></text:span></text:p>
        </text:list-item>
        <text:list-item>
          <text:p text:style-name="P47"><text:span text:style-name="T47_1">Justifions</text:span><text:span text:style-name="T47_2"><text:s/></text:span><text:span text:style-name="T47_3">les</text:span><text:span text:style-name="T47_4"><text:s/></text:span><text:span text:style-name="T47_5">propriétés</text:span><text:span text:style-name="T47_6"><text:s/></text:span><text:span text:style-name="T47_7">de</text:span><text:span text:style-name="T47_8"><text:s/></text:span><text:span text:style-name="T47_9">sûreté</text:span><text:span text:style-name="T47_10"><text:s/></text:span><text:span text:style-name="T47_11">et</text:span><text:span text:style-name="T47_12"><text:s/></text:span><text:span text:style-name="T47_13">vivacité</text:span><text:span text:style-name="T47_14"><text:s/>:<text:s/><text:line-break/></text:span><text:span text:style-name="T47_15">Sûreté</text:span><text:span text:style-name="T47_16"><text:s/>:<text:s/><text:line-break/><text:line-break/><text:line-break/></text:span><text:span text:style-name="T47_17">Vivacité</text:span><text:span text:style-name="T47_18"><text:s/>:</text:span></text:p>
        </text:list-item>
      </text:list>
      <text:p text:style-name="P48"/>
      <text:p text:style-name="P49"><text:span text:style-name="T49_1">Question</text:span><text:span text:style-name="T49_2"><text:s/>5<text:s/>:</text:span></text:p>
      <text:p text:style-name="P50"/>
      <text:p text:style-name="P51"><text:span text:style-name="T51_1">En</text:span><text:span text:style-name="T51_2"><text:s/></text:span><text:span text:style-name="T51_3">nombre</text:span><text:span text:style-name="T51_4"><text:s/></text:span><text:span text:style-name="T51_5">de</text:span><text:span text:style-name="T51_6"><text:s/></text:span><text:span text:style-name="T51_7">messages</text:span><text:span text:style-name="T51_8">,<text:s/></text:span><text:span text:style-name="T51_9">l</text:span><text:span text:style-name="T51_10">’</text:span><text:span text:style-name="T51_11">algorithme</text:span><text:span text:style-name="T51_12"><text:s/></text:span><text:span text:style-name="T51_13">est</text:span><text:span text:style-name="T51_14"><text:s/></text:span><text:span text:style-name="T51_15">en</text:span><text:span text:style-name="T51_16"><text:s/></text:span><text:span text:style-name="T51_17">complexité</text:span><text:span text:style-name="T51_18"><text:s/></text:span><text:span text:style-name="T51_19">O</text:span><text:span text:style-name="T51_20">(</text:span><text:span text:style-name="T51_21">n</text:span><text:span text:style-name="T51_22"><text:s/></text:span><text:span text:style-name="T51_23">log</text:span><text:span text:style-name="T51_24">(</text:span><text:span text:style-name="T51_25">n</text:span><text:span text:style-name="T51_26">))</text:span><text:span text:style-name="T51_27"><text:s/>:<text:s/></text:span></text:p>
      <text:p text:style-name="P52"/>
      <text:p text:style-name="P53"/>
      <text:p text:style-name="P54"><text:span text:style-name="T54_1">Question</text:span><text:span text:style-name="T54_2"><text:s/>6<text:s/>:</text:span></text:p>
      <text:p text:style-name="P55"/>
      <text:p text:style-name="P56"/>
      <text:p text:style-name="P57"><text:span text:style-name="T57_1">Question</text:span><text:span text:style-name="T57_2"><text:s/>7<text:s/>: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</office:automatic-styles>
  <office:master-styles>
    <style:master-page style:name="Standard" style:page-layout-name="pm1">
      <style:header>
        <text:p text:style-name="P1"/>
        <text:p text:style-name="P2"><text:span text:style-name="T2_1">[</text:span><text:span text:style-name="T2_2">RICM</text:span><text:span text:style-name="T2_3">4<text:s/>-<text:s/></text:span><text:span text:style-name="T2_4">AD</text:span><text:span text:style-name="T2_5">]<text:tab/><text:tab/><text:tab/><text:tab/><text:tab/><text:tab/><text:tab/><text:tab/><text:tab/><text:tab/><text:s text:c="2"/></text:span><text:span text:style-name="T2_6">Février</text:span><text:span text:style-name="T2_7"><text:s/>2015</text:span></text:p>
        <text:p text:style-name="P3"><text:span text:style-name="T3_1"><text:s/></text:span><text:span text:style-name="T3_2">Binôme</text:span><text:span text:style-name="T3_3"><text:s/>:<text:s/></text:span><text:span text:style-name="T3_4">Mammar</text:span><text:span text:style-name="T3_5"><text:s/>-<text:s/></text:span><text:span text:style-name="T3_6">Badam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